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6b7" officeooo:paragraph-rsid="0003e6b7"/>
    </style:style>
    <style:style style:name="P2" style:family="paragraph" style:parent-style-name="Standard">
      <style:text-properties officeooo:rsid="000c88aa" officeooo:paragraph-rsid="000c88aa"/>
    </style:style>
    <style:style style:name="P3" style:family="paragraph" style:parent-style-name="Standard">
      <style:text-properties officeooo:rsid="000e999d" officeooo:paragraph-rsid="000e999d"/>
    </style:style>
    <style:style style:name="P4" style:family="paragraph" style:parent-style-name="Standard">
      <style:text-properties officeooo:rsid="000eb2b0" officeooo:paragraph-rsid="000eb2b0"/>
    </style:style>
    <style:style style:name="P5" style:family="paragraph" style:parent-style-name="Standard">
      <style:text-properties officeooo:rsid="0012e2d5" officeooo:paragraph-rsid="0012e2d5"/>
    </style:style>
    <style:style style:name="P6" style:family="paragraph" style:parent-style-name="Standard">
      <style:text-properties officeooo:rsid="0019f73c" officeooo:paragraph-rsid="0019f73c"/>
    </style:style>
    <style:style style:name="P7" style:family="paragraph" style:parent-style-name="Standard">
      <style:text-properties officeooo:paragraph-rsid="001b22d7"/>
    </style:style>
    <style:style style:name="P8" style:family="paragraph" style:parent-style-name="Standard">
      <style:text-properties fo:color="#c9211e" fo:font-weight="bold" officeooo:rsid="001b22d7" officeooo:paragraph-rsid="001b22d7" style:font-weight-asian="bold" style:font-weight-complex="bold"/>
    </style:style>
    <style:style style:name="P9" style:family="paragraph" style:parent-style-name="Standard">
      <style:text-properties fo:color="#c9211e" fo:font-weight="bold" officeooo:rsid="001c63a2" officeooo:paragraph-rsid="001c63a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fo:font-size="14pt" fo:font-weight="bold" officeooo:rsid="0019f73c" officeooo:paragraph-rsid="0019f73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9211e" fo:font-size="14pt" fo:font-weight="bold" officeooo:rsid="002e85c8" officeooo:paragraph-rsid="002e85c8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22d7bc" officeooo:paragraph-rsid="0022d7bc"/>
    </style:style>
    <style:style style:name="P13" style:family="paragraph" style:parent-style-name="Standard">
      <style:text-properties officeooo:rsid="0022eac8" officeooo:paragraph-rsid="001b22d7"/>
    </style:style>
    <style:style style:name="P14" style:family="paragraph" style:parent-style-name="Standard">
      <style:text-properties officeooo:rsid="00286c99" officeooo:paragraph-rsid="00286c99"/>
    </style:style>
    <style:style style:name="P15" style:family="paragraph" style:parent-style-name="Standard">
      <style:text-properties officeooo:rsid="002a5b8b" officeooo:paragraph-rsid="002a5b8b"/>
    </style:style>
    <style:style style:name="P16" style:family="paragraph" style:parent-style-name="Standard">
      <style:text-properties officeooo:rsid="0032a4a2" officeooo:paragraph-rsid="0032a4a2"/>
    </style:style>
    <style:style style:name="P17" style:family="paragraph" style:parent-style-name="Standard">
      <style:text-properties officeooo:rsid="0032e268" officeooo:paragraph-rsid="0032e268"/>
    </style:style>
    <style:style style:name="P18" style:family="paragraph" style:parent-style-name="Standard">
      <style:text-properties officeooo:rsid="003497ce" officeooo:paragraph-rsid="003497ce"/>
    </style:style>
    <style:style style:name="P19" style:family="paragraph" style:parent-style-name="Standard">
      <style:text-properties officeooo:rsid="00368c5e" officeooo:paragraph-rsid="00368c5e"/>
    </style:style>
    <style:style style:name="P20" style:family="paragraph" style:parent-style-name="Standard" style:list-style-name="L1">
      <style:text-properties officeooo:rsid="000a297d" officeooo:paragraph-rsid="000a297d"/>
    </style:style>
    <style:style style:name="P21" style:family="paragraph" style:parent-style-name="Standard" style:list-style-name="L1">
      <style:text-properties officeooo:rsid="000c88aa" officeooo:paragraph-rsid="000c88aa"/>
    </style:style>
    <style:style style:name="P22" style:family="paragraph" style:parent-style-name="Standard" style:list-style-name="L2">
      <style:text-properties officeooo:rsid="00368c5e" officeooo:paragraph-rsid="00368c5e"/>
    </style:style>
    <style:style style:name="P23" style:family="paragraph" style:parent-style-name="Standard" style:list-style-name="L2">
      <style:text-properties officeooo:rsid="003bbb9f" officeooo:paragraph-rsid="003bbb9f"/>
    </style:style>
    <style:style style:name="T1" style:family="text">
      <style:text-properties officeooo:rsid="0003e6b7"/>
    </style:style>
    <style:style style:name="T2" style:family="text">
      <style:text-properties officeooo:rsid="0005b9e1"/>
    </style:style>
    <style:style style:name="T3" style:family="text">
      <style:text-properties officeooo:rsid="0007b82a"/>
    </style:style>
    <style:style style:name="T4" style:family="text">
      <style:text-properties officeooo:rsid="000c8f65"/>
    </style:style>
    <style:style style:name="T5" style:family="text">
      <style:text-properties officeooo:rsid="000f8edf"/>
    </style:style>
    <style:style style:name="T6" style:family="text">
      <style:text-properties officeooo:rsid="001015de"/>
    </style:style>
    <style:style style:name="T7" style:family="text">
      <style:text-properties officeooo:rsid="0011e258"/>
    </style:style>
    <style:style style:name="T8" style:family="text">
      <style:text-properties officeooo:rsid="00129908"/>
    </style:style>
    <style:style style:name="T9" style:family="text">
      <style:text-properties officeooo:rsid="0014a5d5"/>
    </style:style>
    <style:style style:name="T10" style:family="text">
      <style:text-properties officeooo:rsid="001b22d7"/>
    </style:style>
    <style:style style:name="T11" style:family="text">
      <style:text-properties officeooo:rsid="001f3165"/>
    </style:style>
    <style:style style:name="T12" style:family="text">
      <style:text-properties officeooo:rsid="00277c7b"/>
    </style:style>
    <style:style style:name="T13" style:family="text">
      <style:text-properties officeooo:rsid="002bcde5"/>
    </style:style>
    <style:style style:name="T14" style:family="text">
      <style:text-properties officeooo:rsid="002dd6ad"/>
    </style:style>
    <style:style style:name="T15" style:family="text">
      <style:text-properties officeooo:rsid="00338da2"/>
    </style:style>
    <style:style style:name="T16" style:family="text">
      <style:text-properties officeooo:rsid="003683bb"/>
    </style:style>
    <style:style style:name="T17" style:family="text">
      <style:text-properties officeooo:rsid="00387ae0"/>
    </style:style>
    <style:style style:name="T18" style:family="text">
      <style:text-properties officeooo:rsid="0039d538"/>
    </style:style>
    <style:style style:name="T19" style:family="text">
      <style:text-properties officeooo:rsid="003bbb9f"/>
    </style:style>
    <style:style style:name="T20" style:family="text">
      <style:text-properties officeooo:rsid="003cc487"/>
    </style:style>
    <style:style style:name="T21" style:family="text">
      <style:text-properties officeooo:rsid="003e99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 ogni tipo primitivo è associato un tipo oggetto.</text:span></text:p>
      <text:p text:style-name="P1">Per passare dal primo al secondo utilizziamo dei metodi opportuni che ci consentono di <text:span text:style-name="T2">costruire un oggetto </text:span><text:span text:style-name="T3">a partire dal suo</text:span><text:span text:style-name="T2"> </text:span><text:span text:style-name="T3">corrispondente tipo primitivo:</text:span></text:p>
      <text:list xml:id="list3911541699" text:style-name="L1">
        <text:list-item>
          <text:p text:style-name="P20">Costruttore</text:p>
        </text:list-item>
        <text:list-item>
          <text:p text:style-name="P21">Utilizzare il metodo valueOf che è un metodo statico (metodo di costruzione) <text:span text:style-name="T4">chiamato sul tipo di oggetto che vogliamo creare.</text:span></text:p>
        </text:list-item>
      </text:list>
      <text:p text:style-name="P2"/>
      <text:p text:style-name="P3">Questo è un meccanismo di avvolgimento (wrap). </text:p>
      <text:p text:style-name="P3"/>
      <text:p text:style-name="P4">Un nuovo meccanismo per effettuare lo stesso processo è chiamato Boxing/Unboxing.</text:p>
      <text:p text:style-name="P4">Se ho un espressione di tipo primitivo <text:span text:style-name="T5">e la posizion</text:span><text:span text:style-name="T6">o</text:span><text:span text:style-name="T5"> dove c</text:span><text:span text:style-name="T6">i dovrebbe essere un espressione </text:span><text:span text:style-name="T7">di riferimento ad un oggetto (int e Integer</text:span><text:span text:style-name="T8">), il compilatore si rende conto di tale necessità e avvolge l’intera espressione in un tipo di riferimento.</text:span></text:p>
      <text:p text:style-name="P5">Stessa cosa avviene quando abbiamo un’espressione di tipo di riferimento e necessitiamo di un’espressione <text:span text:style-name="T9">di tipo primitivo.</text:span></text:p>
      <text:p text:style-name="P5"/>
      <text:p text:style-name="P10">COLLEZIONI</text:p>
      <text:p text:style-name="P6"/>
      <text:p text:style-name="P8">VECTOR</text:p>
      <text:p text:style-name="P7"><text:span text:style-name="T10">Collezione di </text:span><text:span text:style-name="T11">Object</text:span><text:span text:style-name="T10"> che consente di essere ridimensionata </text:span><text:span text:style-name="T12">per implementare un array dinamico</text:span><text:span text:style-name="T10">, ma è ormai deprecato.</text:span></text:p>
      <text:p text:style-name="P12">Impone un uso continuo degli operatori di casting.</text:p>
      <text:p text:style-name="P13"/>
      <text:p text:style-name="P9">LIST</text:p>
      <text:p text:style-name="P14">Al posto di Vector utilizziamo una List che rappresenta un array dinamico.</text:p>
      <text:p text:style-name="P15">La List è un’interfaccia e definisce solo dei comportamenti <text:span text:style-name="T13">e per implementarla abbiamo più soluzioni (quindi oggetti concreti) </text:span><text:span text:style-name="T14">come ad esempio ArrayList.</text:span></text:p>
      <text:p text:style-name="P15"/>
      <text:p text:style-name="P11"/>
      <text:p text:style-name="P11">INPUT/OUTPUT</text:p>
      <text:p text:style-name="P15"/>
      <text:p text:style-name="P16">Per l’output si adopera System.out.print*</text:p>
      <text:p text:style-name="P16"/>
      <text:p text:style-name="P17">Per l’input <text:span text:style-name="T15">formattato utilizziamo lo Scanner.</text:span></text:p>
      <text:p text:style-name="P18">È una classe che ha la competenza di leggere da un flusso e di restituire <text:span text:style-name="T16">dei valori del tipo opportuno se sono presenti in esso.</text:span></text:p>
      <text:p text:style-name="P18"/>
      <text:p text:style-name="P19">Per utilizzarlo dobbiamo:</text:p>
      <text:list xml:id="list2293826616" text:style-name="L2">
        <text:list-item>
          <text:p text:style-name="P22">Istanziarlo → Scanner scan = new Scanner(System.in)</text:p>
        </text:list-item>
        <text:list-item>
          <text:p text:style-name="P22">Consumarlo →<text:span text:style-name="T17"> </text:span><text:span text:style-name="T18">utilizziamo un iteratore. </text:span><text:span text:style-name="T19">Per ogni tipo che vogliamo leggere utilizziamo due metodi:</text:span></text:p>
          <text:list>
            <text:list-item>
              <text:p text:style-name="P23"><text:span text:style-name="T21">Scanner.</text:span>hasNext() <text:span text:style-name="T20">che restituisce un booleano</text:span></text:p>
            </text:list-item>
            <text:list-item>
              <text:p text:style-name="P23"><text:span text:style-name="T21">Scanner.</text:span>next<text:span text:style-name="T20">T</text:span>() <text:span text:style-name="T20">che restituisce un oggetto di tipo 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4:54:13.672079813</meta:creation-date>
    <dc:date>2021-05-06T16:05:49.344915518</dc:date>
    <meta:editing-duration>PT1H58M40S</meta:editing-duration>
    <meta:editing-cycles>53</meta:editing-cycles>
    <meta:generator>LibreOffice/6.4.6.2$Linux_X86_64 LibreOffice_project/40$Build-2</meta:generator>
    <meta:document-statistic meta:table-count="0" meta:image-count="0" meta:object-count="0" meta:page-count="1" meta:paragraph-count="24" meta:word-count="272" meta:character-count="1757" meta:non-whitespace-character-count="1514"/>
  </office:meta>
</office:document-meta>
</file>